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56ae1" officeooo:paragraph-rsid="00156ae1"/>
    </style:style>
    <style:style style:name="P3" style:family="paragraph" style:parent-style-name="Standard">
      <style:text-properties officeooo:rsid="00156ae1" officeooo:paragraph-rsid="0020e98a"/>
    </style:style>
    <style:style style:name="P4" style:family="paragraph" style:parent-style-name="Standard">
      <style:text-properties officeooo:rsid="00156ae1" officeooo:paragraph-rsid="0024a4bd"/>
    </style:style>
    <style:style style:name="P5" style:family="paragraph" style:parent-style-name="Standard">
      <style:text-properties officeooo:rsid="00156ae1" officeooo:paragraph-rsid="0028e118"/>
    </style:style>
    <style:style style:name="P6" style:family="paragraph" style:parent-style-name="Standard">
      <style:text-properties officeooo:rsid="00156ae1" officeooo:paragraph-rsid="003b17f5"/>
    </style:style>
    <style:style style:name="P7" style:family="paragraph" style:parent-style-name="Standard">
      <style:text-properties officeooo:rsid="0020eec9" officeooo:paragraph-rsid="0020eec9"/>
    </style:style>
    <style:style style:name="P8" style:family="paragraph" style:parent-style-name="Standard">
      <style:text-properties officeooo:rsid="0024a4bd" officeooo:paragraph-rsid="0024a4bd"/>
    </style:style>
    <style:style style:name="P9" style:family="paragraph" style:parent-style-name="Standard">
      <style:text-properties officeooo:rsid="002630d1" officeooo:paragraph-rsid="002630d1"/>
    </style:style>
    <style:style style:name="P10" style:family="paragraph" style:parent-style-name="Standard">
      <style:text-properties officeooo:rsid="0028e118" officeooo:paragraph-rsid="0028e118"/>
    </style:style>
    <style:style style:name="P11" style:family="paragraph" style:parent-style-name="Standard">
      <style:text-properties officeooo:rsid="003b17f5" officeooo:paragraph-rsid="003b17f5"/>
    </style:style>
    <style:style style:name="P12" style:family="paragraph" style:parent-style-name="Standard">
      <style:text-properties officeooo:paragraph-rsid="004350e4"/>
    </style:style>
    <style:style style:name="P13" style:family="paragraph" style:parent-style-name="Standard">
      <style:text-properties officeooo:paragraph-rsid="00489392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Standard">
      <style:text-properties officeooo:rsid="00156ae1" officeooo:paragraph-rsid="004350e4"/>
    </style:style>
    <style:style style:name="P18" style:family="paragraph" style:parent-style-name="Standard">
      <style:text-properties officeooo:rsid="00156ae1" officeooo:paragraph-rsid="00489392"/>
    </style:style>
    <style:style style:name="P19" style:family="paragraph" style:parent-style-name="Standard">
      <style:text-properties officeooo:rsid="00156ae1" officeooo:paragraph-rsid="004dfc8a"/>
    </style:style>
    <style:style style:name="P20" style:family="paragraph" style:parent-style-name="Standard">
      <style:text-properties officeooo:rsid="00156ae1" officeooo:paragraph-rsid="006787db"/>
    </style:style>
    <style:style style:name="P21" style:family="paragraph" style:parent-style-name="Standard">
      <style:text-properties officeooo:rsid="00156ae1" officeooo:paragraph-rsid="007f7c0a"/>
    </style:style>
    <style:style style:name="P22" style:family="paragraph" style:parent-style-name="Standard">
      <style:text-properties officeooo:paragraph-rsid="004350e4"/>
    </style:style>
    <style:style style:name="P23" style:family="paragraph" style:parent-style-name="Standard">
      <style:paragraph-properties fo:text-align="center" style:justify-single-word="false"/>
      <style:text-properties officeooo:paragraph-rsid="004dfc8a"/>
    </style:style>
    <style:style style:name="P24" style:family="paragraph" style:parent-style-name="Standard">
      <style:text-properties officeooo:rsid="004caabc" officeooo:paragraph-rsid="004dfc8a"/>
    </style:style>
    <style:style style:name="P25" style:family="paragraph" style:parent-style-name="Standard">
      <style:text-properties officeooo:paragraph-rsid="004dfc8a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489392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4dfc8a" style:font-size-asian="12pt" style:font-size-complex="12pt"/>
    </style:style>
    <style:style style:name="P28" style:family="paragraph" style:parent-style-name="Standard" style:list-style-name="L1">
      <style:text-properties officeooo:paragraph-rsid="004dfc8a"/>
    </style:style>
    <style:style style:name="P29" style:family="paragraph" style:parent-style-name="Standard" style:list-style-name="L1">
      <style:text-properties officeooo:rsid="00626498" officeooo:paragraph-rsid="00626498"/>
    </style:style>
    <style:style style:name="P30" style:family="paragraph" style:parent-style-name="Standard" style:list-style-name="L1">
      <style:text-properties officeooo:rsid="006581e3" officeooo:paragraph-rsid="006581e3"/>
    </style:style>
    <style:style style:name="P31" style:family="paragraph" style:parent-style-name="Standard">
      <style:text-properties officeooo:rsid="006581e3" officeooo:paragraph-rsid="006581e3"/>
    </style:style>
    <style:style style:name="P32" style:family="paragraph" style:parent-style-name="Standard">
      <style:text-properties officeooo:rsid="007f7c0a" officeooo:paragraph-rsid="007f7c0a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4dfc8a"/>
    </style:style>
    <style:style style:name="P35" style:family="paragraph" style:parent-style-name="Table_20_Contents">
      <style:paragraph-properties fo:text-align="end" style:justify-single-word="false"/>
    </style:style>
    <style:style style:name="P36" style:family="paragraph" style:parent-style-name="Table_20_Contents">
      <style:paragraph-properties fo:text-align="end" style:justify-single-word="false"/>
      <style:text-properties officeooo:paragraph-rsid="004dfc8a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56ae1" style:font-size-asian="16pt" style:font-size-complex="16pt"/>
    </style:style>
    <style:style style:name="T3" style:family="text">
      <style:text-properties fo:font-size="16pt" officeooo:rsid="0020e98a" style:font-size-asian="16pt" style:font-size-complex="16pt"/>
    </style:style>
    <style:style style:name="T4" style:family="text">
      <style:text-properties fo:font-size="16pt" officeooo:rsid="0028e118" style:font-size-asian="16pt" style:font-size-complex="16pt"/>
    </style:style>
    <style:style style:name="T5" style:family="text">
      <style:text-properties fo:font-size="16pt" officeooo:rsid="004caabc" style:font-size-asian="16pt" style:font-size-complex="16pt"/>
    </style:style>
    <style:style style:name="T6" style:family="text">
      <style:text-properties fo:font-size="16pt" officeooo:rsid="005dd697" style:font-size-asian="16pt" style:font-size-complex="16pt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4a4bd"/>
    </style:style>
    <style:style style:name="T9" style:family="text">
      <style:text-properties officeooo:rsid="003b17f5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60759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07599" style:font-weight-asian="bold" style:font-weight-complex="bold"/>
    </style:style>
    <style:style style:name="T14" style:family="text">
      <style:text-properties officeooo:rsid="007f7c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às Derivadas Parciais de 1ª ordem</text:span><text:span text:style-name="T2"> – </text:span><text:a xlink:type="simple" xlink:href="https://www.youtube.com/watch?v=XrfrwH7YCp4&amp;list=PLD3D4268DCC981012&amp;index=1" text:style-name="Internet_20_link" text:visited-style-name="Visited_20_Internet_20_Link"><text:span text:style-name="T1">Aula 1</text:span></text:a></text:p>
      <text:p text:style-name="Standard"/>
      <text:p text:style-name="P2">Exercício I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4"><draw:frame draw:style-name="fr1" draw:name="Objeto1" text:anchor-type="as-char" svg:y="-1.79cm" svg:width="15.099cm" svg:height="3.433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1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"><text:span text:style-name="T1">Derivadas Parciais: Interpretação Geométrica</text:span><text:span text:style-name="T3"> – </text:span><text:a xlink:type="simple" xlink:href="https://www.youtube.com/watch?v=PxNZQ3shMeM&amp;list=PLD3D4268DCC981012&amp;index=2" text:style-name="Internet_20_link" text:visited-style-name="Visited_20_Internet_20_Link"><text:span text:style-name="T1">Aula 2</text:span></text:a></text:p>
      <text:p text:style-name="Standard"/>
      <text:p text:style-name="P3">Exercício I</text:p>
      <text:p text:style-name="P3"/>
      <text:p text:style-name="P7">Encontre a declividade da reta tangente a curva abaixo, resultante da intersecção da função f(x, y) com o plano <text:span text:style-name="T7">x = -1</text:span>, no ponto P(-1, 1, -2).</text:p>
      <text:p text:style-name="P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4"><draw:frame draw:style-name="fr1" draw:name="Objeto2" text:anchor-type="as-char" svg:y="-1.697cm" svg:width="14.519cm" svg:height="3.24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4">Exercício I<text:span text:style-name="T8">I</text:span></text:p>
      <text:p text:style-name="P4"/>
      <text:p text:style-name="P9">Encontre a declividade da reta tangente a curva abaixo, resultante da intersecção da função f(x, y) com o plano <text:span text:style-name="T7">y = 2</text:span>, no ponto P(2, 2, 8).</text:p>
      <text:p text:style-name="P8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4"><draw:frame draw:style-name="fr1" draw:name="Objeto3" text:anchor-type="as-char" svg:y="-1.697cm" svg:width="5.482cm" svg:height="3.24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1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<text:soft-page-break/><text:span text:style-name="T1">Derivadas Parciais de 2ª ordem</text:span><text:span text:style-name="T4"> – </text:span><text:a xlink:type="simple" xlink:href="https://www.youtube.com/watch?v=Xm5018E9eHk&amp;list=PLD3D4268DCC981012&amp;index=3" text:style-name="Internet_20_link" text:visited-style-name="Visited_20_Internet_20_Link"><text:span text:style-name="T1">Aula 3</text:span></text:a></text:p>
      <text:p text:style-name="Standard"/>
      <text:p text:style-name="P5">Exercício I</text:p>
      <text:p text:style-name="P10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4"><draw:frame draw:style-name="fr1" draw:name="Objeto4" text:anchor-type="as-char" svg:y="-3.881cm" svg:width="9.592cm" svg:height="7.60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1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6">Exercício I<text:span text:style-name="T9">I</text:span></text:p>
      <text:p text:style-name="P11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4"><draw:frame draw:style-name="fr1" draw:name="Objeto5" text:anchor-type="as-char" svg:y="-3.824cm" svg:width="6.048cm" svg:height="7.4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1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Exercício III</text:p>
      <text:p text:style-name="P12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4"><draw:frame draw:style-name="fr1" draw:name="Objeto6" text:anchor-type="as-char" svg:y="-4.039cm" svg:width="1.944cm" svg:height="7.92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1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/>
      <text:p text:style-name="P18">Exercício IV</text:p>
      <text:p text:style-name="P13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4"><draw:frame draw:style-name="fr1" draw:name="Objeto7" text:anchor-type="as-char" svg:y="-4.046cm" svg:width="3.597cm" svg:height="7.943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1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3"><text:soft-page-break/><text:span text:style-name="T1">Derivadas Parciais de 2ª ordem</text:span><text:span text:style-name="T5"> – </text:span><text:a xlink:type="simple" xlink:href="https://www.youtube.com/watch?v=FZuNPjbZVW8&amp;list=PLD3D4268DCC981012&amp;index=4" text:style-name="Internet_20_link" text:visited-style-name="Visited_20_Internet_20_Link"><text:span text:style-name="T1">Aula 4</text:span></text:a></text:p>
      <text:p text:style-name="P25"/>
      <text:p text:style-name="P19">Exercício I</text:p>
      <text:p text:style-name="P24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34"><draw:frame draw:style-name="fr1" draw:name="Objeto8" text:anchor-type="as-char" svg:y="-4.087cm" svg:width="13.623cm" svg:height="8.02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8.A1" office:value-type="string">
              <text:p text:style-name="P36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5"/>
      <text:p text:style-name="P23"><text:span text:style-name="T1">Máximos, Mínimos e Sela através do Hessiano</text:span><text:span text:style-name="T6"> – </text:span><text:a xlink:type="simple" xlink:href="https://www.youtube.com/watch?v=EsWDLR32ACM&amp;list=PLD3D4268DCC981012&amp;index=5" text:style-name="Internet_20_link" text:visited-style-name="Visited_20_Internet_20_Link"><text:span text:style-name="T1">Aula 5</text:span></text:a></text:p>
      <text:p text:style-name="P25"/>
      <text:list xml:id="list6924289896877505716" text:style-name="L1">
        <text:list-item>
          <text:p text:style-name="P28"><text:span text:style-name="T11">Ache o </text:span><text:span text:style-name="T13">x</text:span><text:span text:style-name="T11"> e o </text:span><text:span text:style-name="T13">y</text:span><text:span text:style-name="T11"> crítico, igualando a </text:span><text:span text:style-name="T13">0</text:span><text:span text:style-name="T11"> a derivada de </text:span><text:span text:style-name="T13">z</text:span><text:span text:style-name="T11"> em relação a x e a y: </text:span><draw:frame draw:style-name="fr2" draw:name="Objeto9" text:anchor-type="as-char" svg:y="-1.099cm" svg:width="4.129cm" svg:height="2.048cm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9">Calcule o determinante de <text:span text:style-name="T12">x</text:span> e <text:span text:style-name="T12">y</text:span> crítico: <draw:frame draw:style-name="fr2" draw:name="Objeto10" text:anchor-type="as-char" svg:y="-1.423cm" svg:width="5.145cm" svg:height="2.538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30"><draw:frame draw:style-name="fr2" draw:name="Objeto11" text:anchor-type="as-char" svg:y="-1.122cm" svg:width="7.59cm" svg:height="2.094cm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  <text:p text:style-name="P3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Exercício I</text:p>
      <text:p text:style-name="P20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4"><draw:frame draw:style-name="fr1" draw:name="Objeto12" text:anchor-type="as-char" svg:y="-11.85cm" svg:width="12.67cm" svg:height="23.548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9.A1" office:value-type="string">
              <text:p text:style-name="P15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Standard"/>
      <text:p text:style-name="P21"><text:soft-page-break/>Exercício I<text:span text:style-name="T14">I</text:span></text:p>
      <text:p text:style-name="P32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4"><draw:frame draw:style-name="fr1" draw:name="Objeto13" text:anchor-type="as-char" svg:y="-12.002cm" svg:width="11.315cm" svg:height="23.851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0.A1" office:value-type="string">
              <text:p text:style-name="P15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28:45.080000000</meta:creation-date>
    <meta:generator>LibreOffice/5.1.4.2$Windows_x86 LibreOffice_project/f99d75f39f1c57ebdd7ffc5f42867c12031db97a</meta:generator>
    <dc:date>2016-07-30T14:50:09.136000000</dc:date>
    <meta:editing-duration>PT6H51M51S</meta:editing-duration>
    <meta:editing-cycles>87</meta:editing-cycles>
    <meta:document-statistic meta:table-count="10" meta:image-count="0" meta:object-count="13" meta:page-count="7" meta:paragraph-count="40" meta:word-count="154" meta:character-count="787" meta:non-whitespace-character-count="65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row>
                    <mfrac>
                      <msup>
                        <mi>x</mi>
                        <mn>3</mn>
                      </msup>
                      <msup>
                        <mi>y</mi>
                        <mn>2</mn>
                      </msup>
                    </mfrac>
                    <mo stretchy="false">−</mo>
                    <mn>2</mn>
                  </mrow>
                  <mrow>
                    <mi mathvariant="italic">xy</mi>
                    <mo stretchy="false">−</mo>
                    <mn>3</mn>
                  </mrow>
                  <mrow>
                    <mi>x</mi>
                    <mo stretchy="false">−</mo>
                    <mn>4</mn>
                  </mrow>
                  <mrow>
                    <mi>y</mi>
                    <mo stretchy="false">−</mo>
                    <mn>7</mn>
                  </mrow>
                </mrow>
              </mstyle>
              <mo stretchy="false">=</mo>
              <mn>4</mn>
            </mrow>
            <msup>
              <mi>x</mi>
              <mn>3</mn>
            </msup>
            <mrow>
              <msup>
                <mi>y</mi>
                <mrow>
                  <mo stretchy="false">−</mo>
                  <mn>2</mn>
                </mrow>
              </msup>
              <mo stretchy="false">−</mo>
              <mn>2</mn>
            </mrow>
            <mrow>
              <mi mathvariant="italic">xy</mi>
              <mo stretchy="false">−</mo>
              <mn>3</mn>
            </mrow>
            <mrow>
              <mi>x</mi>
              <mo stretchy="false">−</mo>
              <mn>4</mn>
            </mrow>
            <mrow>
              <mi>y</mi>
              <mo stretchy="false">−</mo>
              <mn>7</mn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sup>
              <mi>y</mi>
              <mrow>
                <mo stretchy="false">−</mo>
                <mn>2</mn>
              </mrow>
            </msup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x</mi>
                        <mn>3</mn>
                      </msup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−</mo>
              <mn>2</mn>
            </mrow>
            <mi>y</mi>
            <mrow>
              <mfrac>
                <mrow>
                  <mo stretchy="false">∂</mo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−</mo>
              <mn>3</mn>
            </mrow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  <mo stretchy="false">−</mo>
                <mn>0</mn>
                <mo stretchy="false">−</mo>
                <mn>0</mn>
              </mrow>
              <mo stretchy="false">=</mo>
              <mn>4</mn>
            </mrow>
            <msup>
              <mi>y</mi>
              <mrow>
                <mo stretchy="false">−</mo>
                <mn>2</mn>
              </mrow>
            </msup>
            <mn>3</mn>
            <mrow>
              <msup>
                <mi>x</mi>
                <mn>2</mn>
              </msup>
              <mo stretchy="false">−</mo>
              <mn>2</mn>
            </mrow>
            <mrow>
              <mrow>
                <mi>y</mi>
                <mo stretchy="false">−</mo>
                <mn>3</mn>
              </mrow>
              <mo stretchy="false">=</mo>
              <mstyle color="red">
                <mrow>
                  <mrow>
                    <mfrac>
                      <mrow>
                        <mn>12</mn>
                        <msup>
                          <mi>x</mi>
                          <mn>2</mn>
                        </msup>
                      </mrow>
                      <msup>
                        <mi>y</mi>
                        <mn>2</mn>
                      </msup>
                    </mfrac>
                    <mo stretchy="false">−</mo>
                    <mn>2</mn>
                  </mrow>
                  <mrow>
                    <mi>y</mi>
                    <mo stretchy="false">−</mo>
                    <mn>3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n>4</mn>
            </mrow>
            <msup>
              <mi>x</mi>
              <mn>3</mn>
            </msup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y</mi>
                        <mrow>
                          <mo stretchy="false">−</mo>
                          <mn>2</mn>
                        </mrow>
                      </msup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−</mo>
              <mn>2</mn>
            </mrow>
            <mi>x</mi>
            <mrow>
              <mfrac>
                <mrow>
                  <mo stretchy="false">∂</mo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−</mo>
              <mn>0</mn>
              <mo stretchy="false">−</mo>
              <mn>4</mn>
            </mrow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0</mn>
              </mrow>
              <mo stretchy="false">=</mo>
              <mn>4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y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i>x</mi>
                <mo stretchy="false">−</mo>
                <mn>4</mn>
              </mrow>
              <mo stretchy="false">=</mo>
              <mstyle color="red">
                <mrow>
                  <mrow>
                    <mfrac>
                      <mrow>
                        <mo stretchy="false">−</mo>
                        <mrow>
                          <mn>8</mn>
                          <msup>
                            <mi>x</mi>
                            <mn>3</mn>
                          </msup>
                        </mrow>
                      </mrow>
                      <msup>
                        <mi>y</mi>
                        <mn>3</mn>
                      </msup>
                    </mfrac>
                    <mo stretchy="false">−</mo>
                    <mn>2</mn>
                  </mrow>
                  <mrow>
                    <mi>x</mi>
                    <mo stretchy="false">−</mo>
                    <mn>4</mn>
                  </mrow>
                </mrow>
              </mstyle>
            </mrow>
          </mrow>
        </mtd>
      </mtr>
    </mtable>
    <annotation encoding="StarMath 5.0">color red{f( x, y )} = color red{4x^3 over y^2 - 2xy - 3x -4y - 7} = 4x^{ 3 }y^{ -2 } - 2xy - 3x -4y - 7 newline
color red{{ partial f( x, y ) } over { partial x }} = 4y^{-2}{ partial (x^3) } over { partial x } - 2y{ partial (x) } over { partial x } - 3{ partial (x) } over { partial x } - 0 - 0 = 4y^{-2}3x^2 - 2y - 3 = color red{{12x^2} over y^2 - 2y - 3} newline
color red{{ partial f( x, y ) } over { partial y }} = 4x^3{ partial (y^{-2}) } over { partial y } - 2x{ partial (y) } over { partial y } - 0 - 4{ partial (y) } over { partial y } - 0 = 4x^3( -2y^{-3} ) - 2x - 4 = color red{-{ 8x^3 } over y^3 - 2x - 4}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i>c</mi>
              </msub>
              <mi>,</mi>
              <msub>
                <mi>y</mi>
                <mi>c</mi>
              </msub>
            </mrow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sup>
                        <mi>x</mi>
                        <mn>2</mn>
                      </msup>
                    </mrow>
                  </mfrac>
                </mtd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i>y</mi>
                      <mo stretchy="false">∂</mo>
                      <mi>x</mi>
                    </mrow>
                  </mfrac>
                </mtd>
              </mtr>
              <mtr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i>x</mi>
                      <mo stretchy="false">∂</mo>
                      <mi>y</mi>
                    </mrow>
                  </mfrac>
                </mtd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sup>
                        <mi>y</mi>
                        <mn>2</mn>
                      </msup>
                    </mrow>
                  </mfrac>
                </mtd>
              </mtr>
            </mtable>
          </mrow>
          <mo fence="true" stretchy="true">]</mo>
        </mrow>
      </mrow>
    </mrow>
    <annotation encoding="StarMath 5.0">h(x_c, y_c) = left[ matrix {{partial^2 z} over {partial x^2} # {partial^2 z} over {partial y partial x} ## {partial^2 z} over {partial x partial y} # {partial^2 z} over {partial y^2}}  right]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row>
              <mi>h</mi>
              <mo stretchy="false">&lt;</mo>
              <mn>0</mn>
            </mrow>
            <mo stretchy="false">→</mo>
            <mtext>ponto de sela</mtext>
          </mrow>
        </mtd>
      </mtr>
      <mtr>
        <mtd>
          <mrow>
            <mrow>
              <mi>h</mi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text>Mínimo</mtext>
            <mi>,</mi>
            <mrow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lt;</mo>
              <mn>0</mn>
            </mrow>
            <mo stretchy="false">→</mo>
            <mtext>Máximo</mtext>
          </mrow>
        </mtd>
      </mtr>
      <mtr>
        <mtd columnalign="left">
          <mrow>
            <mrow>
              <mi>h</mi>
              <mo stretchy="false">=</mo>
              <mn>0</mn>
            </mrow>
            <mo stretchy="false">→</mo>
            <mtext>NPA = Nada podemos afirmar</mtext>
          </mrow>
        </mtd>
      </mtr>
    </mtable>
    <annotation encoding="StarMath 5.0">alignl h &lt; 0 -&gt; "ponto de sela" newline
h &gt; 0 -&gt; { partial^2 z } over { partial x^2 } &gt; 0 -&gt; "Mínimo", { partial^2 z } over { partial x^2 } &lt; 0 -&gt; "Máximo" newline
alignl h = 0 -&gt; "NPA = Nada podemos afirmar"</annotation>
  </semantics>
</math>
</file>

<file path=Object 12/content.xml><?xml version="1.0" encoding="utf-8"?>
<math xmlns="http://www.w3.org/1998/Math/MathML" display="block">
  <semantics>
    <mtable>
      <mtr>
        <mtd>
          <mrow>
            <mstyle color="blue">
              <mi>z</mi>
            </mstyle>
            <mo stretchy="false">=</mo>
            <mstyle color="blue">
              <mrow>
                <mn>3</mn>
                <mrow>
                  <msup>
                    <mi>x</mi>
                    <mn>4</mn>
                  </msup>
                  <mo stretchy="false">+</mo>
                  <mn>8</mn>
                </mrow>
                <mrow>
                  <msup>
                    <mi>x</mi>
                    <mn>3</mn>
                  </msup>
                  <mo stretchy="false">−</mo>
                  <mn>18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sup>
                    <mi>y</mi>
                    <mn>2</mn>
                  </msup>
                  <mo stretchy="false">+</mo>
                  <mn>12</mn>
                </mrow>
                <mrow>
                  <mi>y</mi>
                  <mo stretchy="false">−</mo>
                  <mn>4</mn>
                </mrow>
              </mrow>
            </mstyle>
          </mrow>
        </mtd>
      </mtr>
      <mtr>
        <mtd>
          <mtext>1.</mtext>
        </mtd>
      </mtr>
      <mtr>
        <mtd>
          <mrow>
            <mrow>
              <mstyle color="blue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n>12</mn>
            </mrow>
            <mrow>
              <msup>
                <mi>x</mi>
                <mn>3</mn>
              </msup>
              <mo stretchy="false">+</mo>
              <mn>24</mn>
            </mrow>
            <mrow>
              <msup>
                <mi>x</mi>
                <mn>2</mn>
              </msup>
              <mo stretchy="false">−</mo>
              <mn>36</mn>
            </mrow>
            <mrow>
              <mi>x</mi>
              <mo stretchy="false">=</mo>
              <mstyle color="blue">
                <mrow>
                  <mn>12</mn>
                  <mi>x</mi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12</mn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row>
                      <mi>x</mi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n>12</mn>
            <mrow>
              <mi>x</mi>
              <mo stretchy="false">=</mo>
              <mn>0</mn>
            </mrow>
            <mo stretchy="false">→</mo>
            <mrow>
              <mi>x</mi>
              <mo stretchy="false">=</mo>
              <mfrac>
                <mn>0</mn>
                <mn>12</mn>
              </mfrac>
              <mo stretchy="false">=</mo>
              <mn>0</mn>
            </mrow>
            <mo stretchy="false">→</mo>
            <mrow>
              <mstyle color="red">
                <msub>
                  <mi>x</mi>
                  <mrow>
                    <mi>c</mi>
                    <mn>1</mn>
                  </mrow>
                </msub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up>
                <mi>x</mi>
                <mn>2</mn>
              </msup>
              <mo stretchy="false">+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+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row>
                    <mi>c</mi>
                    <mn>2</mn>
                  </mrow>
                </msub>
              </mstyle>
              <mo stretchy="false">=</mo>
              <mstyle color="red">
                <mn>1</mn>
              </mstyle>
            </mrow>
            <mi>,</mi>
            <mrow>
              <mstyle color="red">
                <msub>
                  <mi>x</mi>
                  <mrow>
                    <mi>c</mi>
                    <mn>3</mn>
                  </mrow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n>12</mn>
            </mrow>
            <mrow>
              <mrow>
                <mi>y</mi>
                <mo stretchy="false">+</mo>
                <mn>12</mn>
              </mrow>
              <mo stretchy="false">=</mo>
              <mstyle color="blue">
                <mrow>
                  <mn>12</mn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n>12</mn>
            <mrow>
              <mrow>
                <mo fence="true" stretchy="false">(</mo>
                <mrow>
                  <mrow>
                    <mi>y</mi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i>y</mi>
                <mo stretchy="false">+</mo>
                <mn>1</mn>
              </mrow>
              <mo stretchy="false">=</mo>
              <mn>0</mn>
            </mrow>
            <mo stretchy="false">→</mo>
            <mstyle color="red">
              <mrow>
                <msub>
                  <mi>y</mi>
                  <mi>c</mi>
                </msub>
                <mo stretchy="false">=</mo>
                <mrow>
                  <mo stretchy="false">−</mo>
                  <mn>1</mn>
                </mrow>
              </mrow>
            </mstyle>
          </mrow>
        </mtd>
      </mtr>
      <mtr>
        <mtd columnalign="left">
          <mrow>
            <msub>
              <mi>P</mi>
              <mn>1</mn>
            </msub>
            <mrow>
              <mo fence="true" stretchy="false">(</mo>
              <mrow>
                <mrow>
                  <mrow>
                    <mo stretchy="false">−</mo>
                    <mn>3,</mn>
                  </mrow>
                  <mo stretchy="false">−</mo>
                  <mn>1</mn>
                </mrow>
              </mrow>
              <mo fence="true" stretchy="false">)</mo>
            </mrow>
            <mi>,</mi>
            <msub>
              <mi>P</mi>
              <mn>2</mn>
            </msub>
            <mrow>
              <mo fence="true" stretchy="false">(</mo>
              <mrow>
                <mrow>
                  <mn>0,</mn>
                  <mo stretchy="false">−</mo>
                  <mn>1</mn>
                </mrow>
              </mrow>
              <mo fence="true" stretchy="false">)</mo>
            </mrow>
            <mi>,</mi>
            <msub>
              <mi>P</mi>
              <mn>1</mn>
            </msub>
            <mrow>
              <mo fence="true" stretchy="false">(</mo>
              <mrow>
                <mrow>
                  <mn>1,</mn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text>2.</mtext>
        </mtd>
      </mtr>
      <mtr>
        <mtd>
          <mrow>
            <mrow>
              <mstyle color="blue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36</mn>
            </mrow>
            <mrow>
              <msup>
                <mi>x</mi>
                <mn>2</mn>
              </msup>
              <mo stretchy="false">+</mo>
              <mn>48</mn>
            </mrow>
            <mrow>
              <mrow>
                <mi>x</mi>
                <mo stretchy="false">−</mo>
                <mn>36</mn>
              </mrow>
              <mo stretchy="false">=</mo>
              <mstyle color="blue">
                <mrow>
                  <mn>12</mn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3,</mn>
                          </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3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n>4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12</mn>
            </mrow>
            <mrow>
              <mrow>
                <mo fence="true" stretchy="false">(</mo>
                <mrow>
                  <mrow>
                    <mn>27</mn>
                    <mo stretchy="false">−</mo>
                    <mn>12</mn>
                    <mo stretchy="false">−</mo>
                    <mn>3</mn>
                  </mrow>
                </mrow>
                <mo fence="true" stretchy="false">)</mo>
              </mrow>
              <mo stretchy="false">=</mo>
              <mrow>
                <mn>12</mn>
                <mo stretchy="false">⋅</mo>
                <mn>12</mn>
              </mrow>
              <mo stretchy="false">=</mo>
              <mstyle color="red">
                <mn>144</mn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n>0,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+</mo>
                      <mn>4</mn>
                    </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12</mn>
            </mrow>
            <mrow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  <mo stretchy="false">=</mo>
              <mstyle color="red">
                <mrow>
                  <mo stretchy="false">−</mo>
                  <mn>36</mn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n>1,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  <mn>2</mn>
                      </msup>
                      <mo stretchy="false">+</mo>
                      <mn>4</mn>
                    </mrow>
                    <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o stretchy="false">+</mo>
                    <mn>4</mn>
                    <mo stretchy="false">−</mo>
                    <mn>3</mn>
                  </mrow>
                </mrow>
                <mo fence="true" stretchy="false">)</mo>
              </mrow>
              <mo stretchy="false">=</mo>
              <mrow>
                <mn>12</mn>
                <mo stretchy="false">⋅</mo>
                <mn>4</mn>
              </mrow>
              <mo stretchy="false">=</mo>
              <mstyle color="red">
                <mn>48</mn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y</mi>
                  <mo stretchy="false">∂</mo>
                  <mi>x</mi>
                </mrow>
              </mfrac>
            </mstyle>
            <mo stretchy="false">=</mo>
            <mstyle color="red">
              <mn>0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x</mi>
                  <mo stretchy="false">∂</mo>
                  <mi>y</mi>
                </mrow>
              </mfrac>
            </mstyle>
            <mo stretchy="false">=</mo>
            <mstyle color="red">
              <mn>0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y</mi>
                    <mn>2</mn>
                  </msup>
                </mrow>
              </mfrac>
            </mstyle>
            <mo stretchy="false">=</mo>
            <mstyle color="red">
              <mn>12</mn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row>
                        <mo stretchy="false">−</mo>
                        <mn>3,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n>144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2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false">(</mo>
                <mrow>
                  <mrow>
                    <mn>144</mn>
                    <mo stretchy="false">⋅</mo>
                    <mn>12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0</mn>
                    <mo stretchy="false">⋅</mo>
                    <mn>0</mn>
                  </mrow>
                </mrow>
                <mo fence="true" stretchy="false">)</mo>
              </mrow>
            </mrow>
            <mo stretchy="false">=</mo>
            <mstyle color="red">
              <mn>1728</mn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n>0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36</mn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2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stretchy="false">−</mo>
                <mn>36</mn>
              </mrow>
              <mo stretchy="false">⋅</mo>
              <mn>12</mn>
            </mrow>
            <mo stretchy="false">=</mo>
            <mstyle color="red">
              <mrow>
                <mo stretchy="false">−</mo>
                <mn>432</mn>
              </mrow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n>1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n>48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2</mn>
                    </mtd>
                  </mtr>
                </mtable>
              </mrow>
              <mo fence="true" stretchy="true">]</mo>
            </mrow>
            <mo stretchy="false">=</mo>
            <mrow>
              <mn>48</mn>
              <mo stretchy="false">⋅</mo>
              <mn>12</mn>
            </mrow>
            <mo stretchy="false">=</mo>
            <mstyle color="red">
              <mn>576</mn>
            </mstyle>
          </mrow>
        </mtd>
      </mtr>
      <mtr>
        <mtd>
          <mtext>3.</mtext>
        </mtd>
      </mtr>
      <mtr>
        <mtd>
          <mrow>
            <mstyle color="red">
              <mrow>
                <msub>
                  <mi>P</mi>
                  <mn>1</mn>
                </msub>
                <mrow>
                  <mo fence="true" stretchy="false">(</mo>
                  <mrow>
                    <mrow>
                      <mrow>
                        <mo stretchy="false">−</mo>
                        <mn>3,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row>
                      <mo stretchy="false">−</mo>
                      <mn>3,</mn>
                    </mrow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f</mi>
                  <mrow>
                    <mo fence="true" stretchy="false">(</mo>
                    <mrow>
                      <mrow>
                        <mrow>
                          <mo stretchy="false">−</mo>
                          <mn>3,</mn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style color="red">
              <mtext>é pto de mínimo</mtext>
            </mstyle>
          </mrow>
        </mtd>
      </mtr>
      <mtr>
        <mtd>
          <mrow>
            <mstyle color="red">
              <mrow>
                <msub>
                  <mi>P</mi>
                  <mn>2</mn>
                </msub>
                <mrow>
                  <mo fence="true" stretchy="false">(</mo>
                  <mrow>
                    <mrow>
                      <mn>0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n>0,</mn>
                    <mo stretchy="false">−</mo>
                    <mn>1</mn>
                  </mrow>
                </mrow>
                <mo fence="true" stretchy="false">)</mo>
              </mrow>
              <mo stretchy="false">&lt;</mo>
              <mn>0</mn>
            </mrow>
            <mo stretchy="false">→</mo>
            <mstyle color="red">
              <mtext>é pto de sela</mtext>
            </mstyle>
          </mrow>
        </mtd>
      </mtr>
      <mtr>
        <mtd>
          <mrow>
            <mstyle color="red">
              <mrow>
                <msub>
                  <mi>P</mi>
                  <mn>1</mn>
                </msub>
                <mrow>
                  <mo fence="true" stretchy="false">(</mo>
                  <mrow>
                    <mrow>
                      <mn>1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n>1,</mn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f</mi>
                  <mrow>
                    <mo fence="true" stretchy="false">(</mo>
                    <mrow>
                      <mrow>
                        <mn>1,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style color="red">
              <mtext>é pto de mínimo</mtext>
            </mstyle>
          </mrow>
        </mtd>
      </mtr>
    </mtable>
    <annotation encoding="StarMath 5.0">color blue{z} = color blue{3x^4 + 8x^3 - 18x^2 + 6y^2 + 12y -4} newline "1."newline
color blue{{ partial z } over { partial x }} = 12x^3 + 24x^2 - 36x = color blue{12x(x^2 + 2x - 3)} newline
{ partial z } over { partial x } = 0 -&gt; 12x(x^2 + 2x - 3) = 0 newline
12x = 0 -&gt; x = 0 over 12 = 0 -&gt; color red{x_{c1}} = color red{0} newline
x^2 + 2x - 3 = 0 -&gt; x^2 + 2x - 3 + 1 - 1 = 0 -&gt; (x^2 + 2x + 1) - 4 = 0 -&gt; (x + 1)^2 -4 = 0 -&gt; newline 
(x + 1)^2 = 4 -&gt; x + 1 = +- sqrt{4} -&gt; x = +- 2 - 1 -&gt; color red{x_{c2}} = color red{1}, color red{x_{c3}} = color red{-3} newline
color blue{{ partial z } over { partial y }} = 12y + 12 = color blue{12(y + 1)} newline
{ partial z } over { partial y } = 0 -&gt; 12(y + 1) = 0 newline
y + 1 = 0 -&gt; color red{y_c = -1} newline
alignl P_1( -3, -1 ), P_2( 0, -1 ), P_1( 1, -1 ) newline
"2."newline
color blue{{ partial^2 z } over { partial x^2 }} = 36x^2 + 48x - 36 = color blue{12(3x^2 + 4x -3)} newline
color red{{ partial^2 f(-3, -1) } over { partial x^2 }} = 12(3(-3)^2 + 4(-3) -3) = 12(27 - 12 -3) = 12 cdot 12 = color red{144} newline
color red{{ partial^2 f(0, -1) } over { partial x^2 }} = 12(3(0)^2 + 4(0) -3) = 12(-3) = color red{-36} newline
color red{{ partial^2 f(1, -1) } over { partial x^2 }} = 12(3(1)^2 + 4(1) -3) = 12(3 + 4 - 3) = 12 cdot 4 = color red{48} newline
color red{{ partial^2 z } over { partial y partial x }} = color red{0} newline
color red{{ partial^2 z } over { partial x partial y }} = color red{0} newline
color red{{ partial^2 z } over { partial y^2 }} = color red{12} newline
color red{h( -3, -1 )} = left[ matrix{144 # 0 ## 0 # 12}  right] = (144 cdot 12) - (0 cdot 0) = color red{1728} newline
color red{h( 0, -1 )} = left[ matrix{-36 # 0 ## 0 # 12}  right] = -36 cdot 12 = color red{-432} newline
color red{h( 1, -1 )} = left[ matrix{48 # 0 ## 0 # 12}  right] = 48 cdot 12 = color red{576} newline
"3."newline
color red{P_1( -3, -1 )} -&gt; h( -3, -1 ) &gt; 0 -&gt; { partial^2 f(-3, -1) } over { partial x^2 } &gt; 0 -&gt; color red{"é pto de mínimo"} newline 
color red{P_2( 0, -1 )} -&gt; h( 0, -1 ) &lt; 0 -&gt; color red{"é pto de sela"} newline 
color red{P_1( 1, -1 )} -&gt; h( 1, -1 ) &gt; 0 -&gt; { partial^2 f(1, -1) } over { partial x^2 } &gt; 0 -&gt; color red{"é pto de mínimo"}

</annotation>
  </semantics>
</math>
</file>

<file path=Object 13/content.xml><?xml version="1.0" encoding="utf-8"?>
<math xmlns="http://www.w3.org/1998/Math/MathML" display="block">
  <semantics>
    <mtable>
      <mtr>
        <mtd>
          <mrow>
            <mstyle color="blue">
              <mi>z</mi>
            </mstyle>
            <mo stretchy="false">=</mo>
            <mstyle color="blue">
              <mrow>
                <mrow>
                  <msup>
                    <mi>x</mi>
                    <mn>3</mn>
                  </msup>
                  <mo stretchy="false">+</mo>
                  <mn>3</mn>
                </mrow>
                <mrow>
                  <mi mathvariant="italic">xy</mi>
                  <mo stretchy="false">+</mo>
                  <msup>
                    <mi>y</mi>
                    <mn>2</mn>
                  </msup>
                  <mo stretchy="false">−</mo>
                  <mn>2</mn>
                </mrow>
              </mrow>
            </mstyle>
          </mrow>
        </mtd>
      </mtr>
      <mtr>
        <mtd>
          <mtext>1.</mtext>
        </mtd>
      </mtr>
      <mtr>
        <mtd>
          <mrow>
            <mrow>
              <mstyle color="blue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i>y</mi>
              <mo stretchy="false">=</mo>
              <mstyle color="blue"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i>y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3</mn>
            <mrow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i>y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sup>
                  <mi>x</mi>
                  <mn>2</mn>
                </msup>
                <mo stretchy="false">+</mo>
                <mi>y</mi>
              </mrow>
              <mo stretchy="false">=</mo>
              <mn>0</mn>
            </mrow>
            <mo stretchy="false">→</mo>
            <mrow>
              <mstyle color="blue">
                <mi>y</mi>
              </mstyle>
              <mo stretchy="false">=</mo>
              <mstyle color="blue">
                <mrow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n>3</mn>
            <mrow>
              <mi>x</mi>
              <mo stretchy="false">+</mo>
              <mn>2</mn>
            </mrow>
            <mrow>
              <mrow>
                <mo fence="true" stretchy="false">(</mo>
                <mrow>
                  <mrow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o stretchy="false">=</mo>
              <mn>0</mn>
            </mrow>
            <mo stretchy="false">→</mo>
            <mn>3</mn>
            <mrow>
              <mi>x</mi>
              <mo stretchy="false">−</mo>
              <mn>2</mn>
            </mrow>
            <mrow>
              <msup>
                <mi>x</mi>
                <mn>2</mn>
              </msup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n>3</mn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style color="red">
              <msub>
                <mi>x</mi>
                <mrow>
                  <mi>c</mi>
                  <mn>1</mn>
                </mrow>
              </msub>
            </mstyle>
            <mo stretchy="false">=</mo>
            <mstyle color="red">
              <mn>0</mn>
            </mstyle>
          </mrow>
        </mtd>
      </mtr>
      <mtr>
        <mtd>
          <mrow>
            <mrow>
              <mn>3</mn>
              <mo stretchy="false">−</mo>
              <mn>2</mn>
            </mrow>
            <mrow>
              <mi>x</mi>
              <mo stretchy="false">=</mo>
              <mn>0</mn>
            </mrow>
            <mo stretchy="false">→</mo>
            <mrow>
              <mn>3</mn>
              <mo stretchy="false">=</mo>
              <mn>2</mn>
            </mrow>
            <mi>x</mi>
            <mo stretchy="false">→</mo>
            <mrow>
              <mstyle color="red">
                <msub>
                  <mi>x</mi>
                  <mrow>
                    <mi>c</mi>
                    <mn>2</mn>
                  </mrow>
                </msub>
              </mstyle>
              <mo stretchy="false">=</mo>
              <mstyle color="red">
                <mfrac>
                  <mn>3</mn>
                  <mn>2</mn>
                </mfrac>
              </mstyle>
            </mrow>
          </mrow>
        </mtd>
      </mtr>
      <mtr>
        <mtd>
          <mrow>
            <mstyle color="blue"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</mstyle>
            <mo stretchy="false">=</mo>
            <mstyle color="blue">
              <mrow>
                <mn>3</mn>
                <mrow>
                  <mi>x</mi>
                  <mo stretchy="false">+</mo>
                  <mn>2</mn>
                </mrow>
                <mi>y</mi>
              </mrow>
            </mstyle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row>
              <mstyle color="blue">
                <mrow>
                  <mn>3</mn>
                  <mrow>
                    <mi>x</mi>
                    <mo stretchy="false">+</mo>
                    <mn>2</mn>
                  </mrow>
                  <mi>y</mi>
                </mrow>
              </mstyle>
              <mo stretchy="false">=</mo>
              <mstyle color="blue">
                <mn>0</mn>
              </mstyle>
            </mrow>
            <mo stretchy="false">→</mo>
            <mn>2</mn>
            <mrow>
              <mi>y</mi>
              <mo stretchy="false">=</mo>
              <mrow>
                <mo stretchy="false">−</mo>
                <mn>3</mn>
              </mrow>
            </mrow>
            <mi>x</mi>
            <mo stretchy="false">→</mo>
            <mrow>
              <mi>y</mi>
              <mo stretchy="false">=</mo>
              <mfrac>
                <mrow>
                  <mrow>
                    <mo stretchy="false">−</mo>
                    <mn>3</mn>
                  </mrow>
                  <mi>x</mi>
                </mrow>
                <mn>2</mn>
              </mfrac>
            </mrow>
          </mrow>
        </mtd>
      </mtr>
      <mtr>
        <mtd>
          <mrow>
            <mrow>
              <mi>y</mi>
              <mo stretchy="false">=</mo>
              <mfrac>
                <mrow>
                  <mrow>
                    <mo stretchy="false">−</mo>
                    <mn>3</mn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n>2</mn>
              </mfrac>
            </mrow>
            <mo stretchy="false">→</mo>
            <mrow>
              <mstyle color="red">
                <msub>
                  <mi>y</mi>
                  <mrow>
                    <mi>c</mi>
                    <mn>1</mn>
                  </mrow>
                </msub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i>y</mi>
              <mo stretchy="false">=</mo>
              <mfrac>
                <mrow>
                  <mrow>
                    <mo stretchy="false">−</mo>
                    <mn>3</mn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row>
                <mn>2</mn>
              </mfrac>
            </mrow>
            <mo stretchy="false">→</mo>
            <mrow>
              <mstyle color="red">
                <msub>
                  <mi>y</mi>
                  <mrow>
                    <mi>c</mi>
                    <mn>2</mn>
                  </mrow>
                </msub>
              </mstyle>
              <mo stretchy="false">=</mo>
              <mstyle color="red">
                <mfrac>
                  <mrow>
                    <mo stretchy="false">−</mo>
                    <mn>9</mn>
                  </mrow>
                  <mn>4</mn>
                </mfrac>
              </mstyle>
            </mrow>
          </mrow>
        </mtd>
      </mtr>
      <mtr>
        <mtd columnalign="left">
          <mrow>
            <msub>
              <mi>P</mi>
              <mn>1</mn>
            </msub>
            <mrow>
              <mo fence="true" stretchy="false">(</mo>
              <mrow>
                <mrow>
                  <mn>0,</mn>
                  <mn>0</mn>
                </mrow>
              </mrow>
              <mo fence="true" stretchy="false">)</mo>
            </mrow>
            <mi>,</mi>
            <msub>
              <mi>P</mi>
              <mn>2</mn>
            </msub>
            <mrow>
              <mo fence="true" stretchy="true">(</mo>
              <mrow>
                <mrow>
                  <mfrac>
                    <mn>3</mn>
                    <mn>2</mn>
                  </mfrac>
                  <mi>,</mi>
                  <mfrac>
                    <mrow>
                      <mo stretchy="false">−</mo>
                      <mn>9</mn>
                    </mrow>
                    <mn>4</mn>
                  </mfrac>
                </mrow>
              </mrow>
              <mo fence="true" stretchy="true">)</mo>
            </mrow>
          </mrow>
        </mtd>
      </mtr>
      <mtr>
        <mtd>
          <mtext>2.</mtext>
        </mtd>
      </mtr>
      <mtr>
        <mtd>
          <mrow>
            <mstyle color="blue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x</mi>
                    <mn>2</mn>
                  </msup>
                </mrow>
              </mfrac>
            </mstyle>
            <mo stretchy="false">=</mo>
            <mstyle color="blue">
              <mrow>
                <mn>6</mn>
                <mi>x</mi>
              </mrow>
            </mstyle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n>0,</mn>
                          <mn>0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6</mn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true">(</mo>
                      <mrow>
                        <mrow>
                          <mfrac>
                            <mn>3</mn>
                            <mn>2</mn>
                          </mfrac>
                          <mi>,</mi>
                          <mfrac>
                            <mrow>
                              <mo stretchy="false">−</mo>
                              <mn>9</mn>
                            </mrow>
                            <mn>4</mn>
                          </mfrac>
                        </mrow>
                      </mrow>
                      <mo fence="true" stretchy="tru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6</mn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style color="red">
                <mn>9</mn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y</mi>
                  <mo stretchy="false">∂</mo>
                  <mi>x</mi>
                </mrow>
              </mfrac>
            </mstyle>
            <mo stretchy="false">=</mo>
            <mstyle color="red">
              <mn>3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x</mi>
                  <mo stretchy="false">∂</mo>
                  <mi>y</mi>
                </mrow>
              </mfrac>
            </mstyle>
            <mo stretchy="false">=</mo>
            <mstyle color="red">
              <mn>3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y</mi>
                    <mn>2</mn>
                  </msup>
                </mrow>
              </mfrac>
            </mstyle>
            <mo stretchy="false">=</mo>
            <mstyle color="red">
              <mn>2</mn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n>0,</mn>
                      <mn>0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n>3</mn>
                    </mtd>
                  </mtr>
                  <mtr>
                    <mtd>
                      <mn>3</mn>
                    </mtd>
                    <mtd>
                      <mn>2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false">(</mo>
                <mrow>
                  <mrow>
                    <mn>0</mn>
                    <mo stretchy="false">⋅</mo>
                    <mn>2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3</mn>
                    <mo stretchy="false">⋅</mo>
                    <mn>3</mn>
                  </mrow>
                </mrow>
                <mo fence="true" stretchy="false">)</mo>
              </mrow>
            </mrow>
            <mo stretchy="false">=</mo>
            <mrow>
              <mn>0</mn>
              <mo stretchy="false">−</mo>
              <mn>9</mn>
            </mrow>
            <mo stretchy="false">=</mo>
            <mstyle color="red">
              <mrow>
                <mo stretchy="false">−</mo>
                <mn>9</mn>
              </mrow>
            </mstyle>
          </mrow>
        </mtd>
      </mtr>
      <mtr>
        <mtd>
          <mrow>
            <mstyle color="red">
              <mrow>
                <mi>h</mi>
                <mrow>
                  <mo fence="true" stretchy="true">(</mo>
                  <mrow>
                    <mrow>
                      <mfrac>
                        <mn>3</mn>
                        <mn>2</mn>
                      </mfrac>
                      <mi>,</mi>
                      <mfrac>
                        <mrow>
                          <mo stretchy="false">−</mo>
                          <mn>9</mn>
                        </mrow>
                        <mn>4</mn>
                      </mfrac>
                    </mrow>
                  </mrow>
                  <mo fence="true" stretchy="true">)</mo>
                </mrow>
              </mrow>
            </mstyle>
            <mo stretchy="false">=</mo>
            <mrow>
              <mo fence="true" stretchy="true">[</mo>
              <mrow>
                <mtable>
                  <mtr>
                    <mtd>
                      <mn>9</mn>
                    </mtd>
                    <mtd>
                      <mn>3</mn>
                    </mtd>
                  </mtr>
                  <mtr>
                    <mtd>
                      <mn>3</mn>
                    </mtd>
                    <mtd>
                      <mn>2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false">(</mo>
                <mrow>
                  <mrow>
                    <mn>9</mn>
                    <mo stretchy="false">⋅</mo>
                    <mn>2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3</mn>
                    <mo stretchy="false">⋅</mo>
                    <mn>3</mn>
                  </mrow>
                </mrow>
                <mo fence="true" stretchy="false">)</mo>
              </mrow>
            </mrow>
            <mo stretchy="false">=</mo>
            <mrow>
              <mn>18</mn>
              <mo stretchy="false">−</mo>
              <mn>9</mn>
            </mrow>
            <mo stretchy="false">=</mo>
            <mstyle color="red">
              <mn>9</mn>
            </mstyle>
          </mrow>
        </mtd>
      </mtr>
      <mtr>
        <mtd>
          <mtext>3.</mtext>
        </mtd>
      </mtr>
      <mtr>
        <mtd>
          <mrow>
            <mstyle color="red">
              <mrow>
                <msub>
                  <mi>P</mi>
                  <mn>1</mn>
                </msub>
                <mrow>
                  <mo fence="true" stretchy="false">(</mo>
                  <mrow>
                    <mrow>
                      <mn>0,</mn>
                      <mn>0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n>0,</mn>
                    <mn>0</mn>
                  </mrow>
                </mrow>
                <mo fence="true" stretchy="false">)</mo>
              </mrow>
              <mo stretchy="false">&lt;</mo>
              <mn>0</mn>
            </mrow>
            <mo stretchy="false">→</mo>
            <mstyle color="red">
              <mtext>é pto de sela</mtext>
            </mstyle>
          </mrow>
        </mtd>
      </mtr>
      <mtr>
        <mtd>
          <mrow>
            <mstyle color="red">
              <mrow>
                <msub>
                  <mi>P</mi>
                  <mn>2</mn>
                </msub>
                <mrow>
                  <mo fence="true" stretchy="true">(</mo>
                  <mrow>
                    <mrow>
                      <mfrac>
                        <mn>3</mn>
                        <mn>2</mn>
                      </mfrac>
                      <mi>,</mi>
                      <mfrac>
                        <mrow>
                          <mo stretchy="false">−</mo>
                          <mn>9</mn>
                        </mrow>
                        <mn>4</mn>
                      </mfrac>
                    </mrow>
                  </mrow>
                  <mo fence="true" stretchy="true">)</mo>
                </mrow>
              </mrow>
            </mstyle>
            <mo stretchy="false">→</mo>
            <mi>h</mi>
            <mrow>
              <mrow>
                <mo fence="true" stretchy="true">(</mo>
                <mrow>
                  <mrow>
                    <mfrac>
                      <mn>3</mn>
                      <mn>2</mn>
                    </mfrac>
                    <mi>,</mi>
                    <mfrac>
                      <mrow>
                        <mo stretchy="false">−</mo>
                        <mn>9</mn>
                      </mrow>
                      <mn>4</mn>
                    </mfrac>
                  </mrow>
                </mrow>
                <mo fence="true" stretchy="true">)</mo>
              </mrow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f</mi>
                  <mrow>
                    <mo fence="true" stretchy="true">(</mo>
                    <mrow>
                      <mrow>
                        <mfrac>
                          <mn>3</mn>
                          <mn>2</mn>
                        </mfrac>
                        <mi>,</mi>
                        <mfrac>
                          <mrow>
                            <mo stretchy="false">−</mo>
                            <mn>9</mn>
                          </mrow>
                          <mn>4</mn>
                        </mfrac>
                      </mrow>
                    </mrow>
                    <mo fence="true" stretchy="true">)</mo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style color="red">
              <mtext>é pto de mínimo</mtext>
            </mstyle>
          </mrow>
        </mtd>
      </mtr>
    </mtable>
    <annotation encoding="StarMath 5.0">color blue{ z } = color blue{ x^3 + 3xy + y^2 - 2 } newline
"1." newline
color blue{{ partial z } over { partial x }} = 3x^2 + 3y = color blue{ 3(x^2 + y) } newline
{ partial z } over { partial x } = 0 -&gt; 3(x^2 + y) = 0 newline
x^2 + y = 0 -&gt; color blue{y} = color blue{-x^2} -&gt; 3x + 2(-x^2) = 0 -&gt; 3x -2x^2 = 0 -&gt; x(3 - 2x) = 0 newline
color red{x_{c1}} = color red{0} newline
3 - 2x = 0 -&gt; 3 = 2x -&gt; color red{x_{c2}} = color red{3 over 2} newline
color blue{{ partial z } over { partial y }} = color blue{3x + 2y} newline
{ partial z } over { partial y } = 0 -&gt; color blue{3x + 2y} = color blue{0} -&gt; 2y = -3x -&gt; y = {-3x} over 2 newline
y = {-3(0)} over 2 -&gt; color red{y_{c1}} = color red{0} newline
y = {-3 left(3 over 2 right)} over 2 -&gt; color red{y_{c2}} = color red{-9 over 4} newline
alignl P_1( 0, 0 ), P_2 left( alignc {3 over 2}, {-9 over 4} right) newline
"2." newline
color blue{{ partial^2 z } over { partial x^2 }} = color blue{6x} newline
color red{{ partial^2 f ( 0, 0 ) } over { partial x^2 }} = 6(0) = color red{0} newline
color red{{ partial^2 f left( {3 over 2}, {-9 over 4} right) } over { partial x^2 }} = 6 left( 3 over 2 right) = color red{9} newline
color red{{ partial^2 z } over { partial y partial x }} = color red{3} newline
color red{{ partial^2 z } over { partial x partial y }} = color red{3} newline
color red{{ partial^2 z } over { partial y^2 }} = color red{2} newline
color red{h ( 0, 0 )} = left[ matrix{0 # 3 ## 3 # 2} right] = (0 cdot 2) - ( 3 cdot 3) = 0 - 9 = color red{-9} newline
color red{h left( {3 over 2}, {-9 over 4} right)} = left[ matrix{9 # 3 ## 3 # 2} right] = (9 cdot 2) - ( 3 cdot 3) = 18 - 9 = color red{9} newline
"3." newline
color red{P_1( 0, 0)} -&gt; h ( 0, 0) &lt; 0 -&gt; color red{"é pto de sela"} newline
color red{P_2 left( {3 over 2}, {-9 over 4} right)} -&gt; h left( {3 over 2}, {-9 over 4} right) &gt; 0 -&gt;  { partial^2 f left( {3 over 2}, {-9 over 4} right) } over { partial x^2 } &gt; 0  -&gt; color red{"é pto de mínimo"}</annotation>
  </semantics>
</math>
</file>

<file path=Object 2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−</mo>
                  <mn>2</mn>
                </mrow>
                <msup>
                  <mi>x</mi>
                  <mn>3</mn>
                </msup>
                <mrow>
                  <mi>y</mi>
                  <mo stretchy="false">+</mo>
                  <mn>5</mn>
                </mrow>
                <mrow>
                  <msup>
                    <mi mathvariant="italic">xy</mi>
                    <mn>4</mn>
                  </msup>
                  <mo stretchy="false">−</mo>
                  <mn>1</mn>
                </mrow>
              </mrow>
            </mstyle>
          </mrow>
        </mtd>
      </mtr>
      <mtr>
        <mtd>
          <mrow>
            <mrow>
              <mstyle color="red">
                <mi>z</mi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o stretchy="false">−</mo>
                      <mn>1,</mn>
                    </mrow>
                    <mn>1</mn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2</mn>
                </msup>
                <mo stretchy="false">−</mo>
                <mn>2</mn>
              </mrow>
            </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5</mn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row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4</mn>
                </msup>
                <mo stretchy="false">−</mo>
                <mn>1</mn>
              </mrow>
              <mo stretchy="false">=</mo>
              <mrow>
                <mn>1</mn>
                <mo stretchy="false">+</mo>
                <mn>1</mn>
                <mo stretchy="false">+</mo>
                <mn>2</mn>
                <mo stretchy="false">−</mo>
                <mn>5</mn>
                <mo stretchy="false">−</mo>
                <mn>1</mn>
              </mrow>
              <mo stretchy="false">=</mo>
              <mrow>
                <mn>4</mn>
                <mo stretchy="false">−</mo>
                <mn>6</mn>
              </mrow>
              <mo stretchy="false">=</mo>
              <mstyle color="red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frac>
                  <mrow>
                    <mo stretchy="false">∂</mo>
                    <mrow>
                      <mo fence="true" stretchy="false">(</mo>
                      <mrow>
                        <msup>
                          <mi>y</mi>
                          <mn>2</mn>
                        </msup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2</mn>
              </mrow>
            </mrow>
            <msup>
              <mi>x</mi>
              <mn>3</mn>
            </msup>
            <mrow>
              <mfrac>
                <mrow>
                  <mo stretchy="false">∂</mo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+</mo>
              <mn>5</mn>
            </mrow>
            <mi>x</mi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sup>
                          <mi>y</mi>
                          <mn>4</mn>
                        </msup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0</mn>
              </mrow>
              <mo stretchy="false">=</mo>
              <mn>2</mn>
            </mrow>
            <mrow>
              <mi>y</mi>
              <mo stretchy="false">−</mo>
              <mn>2</mn>
            </mrow>
            <mrow>
              <msup>
                <mi>x</mi>
                <mn>3</mn>
              </msup>
              <mo stretchy="false">+</mo>
              <mn>5</mn>
            </mrow>
            <mi>x</mi>
            <mn>4</mn>
            <mrow>
              <msup>
                <mi>y</mi>
                <mn>3</mn>
              </msup>
              <mo stretchy="false">=</mo>
              <mstyle color="red">
                <mrow>
                  <mn>2</mn>
                  <mrow>
                    <mi>y</mi>
                    <mo stretchy="false">+</mo>
                    <mn>20</mn>
                  </mrow>
                  <mrow>
                    <msup>
                      <mi mathvariant="italic">xy</mi>
                      <mn>3</mn>
                    </msup>
                    <mo stretchy="false">−</mo>
                    <mn>2</mn>
                  </mrow>
                  <msup>
                    <mi>x</mi>
                    <mn>3</mn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1,</mn>
                          </mrow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n>2</mn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20</mn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3</mn>
              </msup>
              <mo stretchy="false">−</mo>
              <mn>2</mn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  <mo stretchy="false">=</mo>
              <mrow>
                <mn>2</mn>
                <mo stretchy="false">−</mo>
                <mn>20</mn>
                <mo stretchy="false">+</mo>
                <mn>2</mn>
              </mrow>
              <mo stretchy="false">=</mo>
              <mstyle color="red">
                <mrow>
                  <mo stretchy="false">−</mo>
                  <mn>16</mn>
                </mrow>
              </mstyle>
            </mrow>
          </mrow>
        </mtd>
      </mtr>
    </mtable>
    <annotation encoding="StarMath 5.0">color red{f( x, y )} = color red{x^2 + y^2 - 2x^{3}y + 5xy^4 - 1} newline
color red{z} = f( -1, 1 ) = (-1)^2 + (1)^2 - 2(-1)^3(1) + 5(-1)(1)^4 - 1 = 1 + 1 + 2 - 5 - 1 = 4 - 6 = color red{-2} newline
color red{{ partial f( x, y ) } over { partial y }} = 0 + { partial (y^2) } over { partial y } - 2x^3{ partial (y) } over { partial y } + 5x{ partial (y^4) } over { partial y } - 0 = 2y - 2x^3 + 5x 4y^3 = color red{2y + 20xy^3 -2x^3} newline
color red{{ partial f( -1, 1 ) } over { partial y }} = 2(1) + 20(-1)(1)^3 -2(-1)^3 = 2 - 20 + 2 = color red{-16}</annotation>
  </semantics>
</math>
</file>

<file path=Object 3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style>
          </mrow>
        </mtd>
      </mtr>
      <mtr>
        <mtd>
          <mrow>
            <mrow>
              <mstyle color="red">
                <mi>z</mi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n>2,</mn>
                    <mn>2</mn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row>
                <mn>4</mn>
                <mo stretchy="false">+</mo>
                <mn>4</mn>
              </mrow>
              <mo stretchy="false">=</mo>
              <mstyle color="red">
                <mn>8</mn>
              </mstyle>
            </mrow>
          </mrow>
        </mtd>
      </mtr>
      <mtr>
        <mtd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x</mi>
                        <mn>2</mn>
                      </msup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n>2,</mn>
                          <mn>2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</mtable>
    <annotation encoding="StarMath 5.0">color red{f(x, y)} = color red{x^2 + y^2} newline
color red{z} = f( 2, 2 ) = (2)^2 + (2)^2 = 4 + 4 = color red{8} newline
color red{{ partial f(x, y) } over { partial x }} = { partial (x^2) } over { partial x } + 0 = color red{2x} newline
color red{{ partial f(2, 2) } over { partial x }} = 2( 2 ) = color red{4}</annotation>
  </semantics>
</math>
</file>

<file path=Object 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−</mo>
                  <mn>2</mn>
                </mrow>
                <msup>
                  <mi>x</mi>
                  <mn>3</mn>
                </msup>
                <mrow>
                  <mi>y</mi>
                  <mo stretchy="false">+</mo>
                  <mn>5</mn>
                </mrow>
                <mrow>
                  <msup>
                    <mi mathvariant="italic">xy</mi>
                    <mn>4</mn>
                  </msup>
                  <mo stretchy="false">−</mo>
                  <mn>1</mn>
                </mrow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>x</mi>
              <mo stretchy="false">+</mo>
              <mn>0</mn>
              <mo stretchy="false">−</mo>
              <mn>2</mn>
            </mrow>
            <mi>y</mi>
            <mn>3</mn>
            <mrow>
              <msup>
                <mi>x</mi>
                <mn>2</mn>
              </msup>
              <mo stretchy="false">+</mo>
              <mn>5</mn>
            </mrow>
            <mrow>
              <mrow>
                <msup>
                  <mi>y</mi>
                  <mn>4</mn>
                </msup>
                <mo stretchy="false">−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6</mn>
                  </mrow>
                  <msup>
                    <mi>x</mi>
                    <mn>2</mn>
                  </msup>
                  <mrow>
                    <mi>y</mi>
                    <mo stretchy="false">+</mo>
                    <mn>5</mn>
                  </mrow>
                  <msup>
                    <mi>y</mi>
                    <mn>4</mn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row>
                <mn>2</mn>
                <mo stretchy="false">−</mo>
                <mn>6</mn>
              </mrow>
            </mrow>
            <mi>y</mi>
            <mn>2</mn>
            <mrow>
              <mi>x</mi>
              <mo stretchy="false">=</mo>
              <mstyle color="red">
                <mrow>
                  <mrow>
                    <mo stretchy="false">−</mo>
                    <mn>12</mn>
                  </mrow>
                  <mrow>
                    <mi mathvariant="italic">xy</mi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  <mo stretchy="false">∂</mo>
                    <mi>x</mi>
                  </mrow>
                </mfrac>
              </mstyle>
              <mo stretchy="false">=</mo>
              <mrow>
                <mn>0</mn>
                <mo stretchy="false">−</mo>
                <mn>6</mn>
              </mrow>
            </mrow>
            <mrow>
              <msup>
                <mi>x</mi>
                <mn>2</mn>
              </msup>
              <mo stretchy="false">+</mo>
              <mrow>
                <mn>5</mn>
                <mo stretchy="false">⋅</mo>
                <mn>4</mn>
              </mrow>
            </mrow>
            <mrow>
              <msup>
                <mi>y</mi>
                <mn>3</mn>
              </msup>
              <mo stretchy="false">=</mo>
              <mstyle color="red">
                <mrow>
                  <mrow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sup>
                    <mi>y</mi>
                    <mn>3</mn>
                  </msup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n>2</mn>
              </mrow>
            </mrow>
            <mrow>
              <mi>y</mi>
              <mo stretchy="false">−</mo>
              <mn>2</mn>
            </mrow>
            <mrow>
              <msup>
                <mi>x</mi>
                <mn>3</mn>
              </msup>
              <mo stretchy="false">+</mo>
              <mn>5</mn>
            </mrow>
            <mi>x</mi>
            <mn>4</mn>
            <mrow>
              <mrow>
                <msup>
                  <mi>y</mi>
                  <mn>3</mn>
                </msup>
                <mo stretchy="false">−</mo>
                <mn>0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20</mn>
                  </mrow>
                  <mrow>
                    <msup>
                      <mi mathvariant="italic">xy</mi>
                      <mn>3</mn>
                    </msup>
                    <mo stretchy="false">+</mo>
                    <mn>2</mn>
                  </mrow>
                  <mi>y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style>
              <mo stretchy="false">=</mo>
              <mrow>
                <mrow>
                  <mo stretchy="false">−</mo>
                  <mn>0</mn>
                </mrow>
                <mo stretchy="false">+</mo>
                <mn>20</mn>
              </mrow>
            </mrow>
            <mi>x</mi>
            <mn>3</mn>
            <mrow>
              <mrow>
                <msup>
                  <mi>y</mi>
                  <mn>2</mn>
                </msup>
                <mo stretchy="false">+</mo>
                <mn>2</mn>
              </mrow>
              <mo stretchy="false">=</mo>
              <mstyle color="red">
                <mrow>
                  <mn>60</mn>
                  <mrow>
                    <msup>
                      <mi mathvariant="italic">xy</mi>
                      <mn>2</mn>
                    </msup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style>
              <mo stretchy="false">=</mo>
              <mrow>
                <mrow>
                  <mo stretchy="false">−</mo>
                  <mn>2</mn>
                </mrow>
                <mo stretchy="false">⋅</mo>
                <mn>3</mn>
              </mrow>
            </mrow>
            <mrow>
              <msup>
                <mi>x</mi>
                <mn>2</mn>
              </msup>
              <mo stretchy="false">+</mo>
              <mn>20</mn>
            </mrow>
            <mrow>
              <mrow>
                <msup>
                  <mi>y</mi>
                  <mn>3</mn>
                </msup>
                <mo stretchy="false">+</mo>
                <mn>0</mn>
              </mrow>
              <mo stretchy="false">=</mo>
              <mstyle color="red">
                <mrow>
                  <mrow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sup>
                    <mi>y</mi>
                    <mn>3</mn>
                  </msup>
                </mrow>
              </mstyle>
            </mrow>
          </mrow>
        </mtd>
      </mtr>
    </mtable>
    <annotation encoding="StarMath 5.0">color red{f( x, y )} = color red{x^2 + y^2 - 2x^{ 3 }y + 5xy^4 - 1} newline
color red{{ partial f( x, y ) } over { partial x }} = 2x + 0 - 2y3x^2 + 5y^4 - 0 = color red{2x - 6x^{2}y + 5y^4} newline
color red{{ partial^2 f( x, y ) } over { partial x^2 }} = 2 - 6y2x = color red{-12xy + 2} newline
color red{{ partial^2 f( x, y ) } over { partial y partial x }} = 0 - 6x^2 + 5 cdot 4y^3 = color red{-6x^2 + 20y^3} newline newline
color red{{ partial f( x, y ) } over { partial y }} = 0 + 2y- 2x^3 + 5x4y^3 - 0 = color red{-2x^3 +20xy^3 + 2y} newline
color red{{ partial^2 f( x, y ) } over { partial y^2 }} = -0 + 20x3y^2 + 2 = color red{60xy^2 + 2} newline
color red{{ partial^2 f( x, y ) } over { partial x partial y }} = -2 cdot 3x^2 + 20y^3 + 0 = color red{-6x^2 + 20y^3}</annotation>
  </semantics>
</math>
</file>

<file path=Object 5/content.xml><?xml version="1.0" encoding="utf-8"?>
<math xmlns="http://www.w3.org/1998/Math/MathML" display="block">
  <semantics>
    <mtable>
      <mtr>
        <mtd>
          <mrow>
            <mstyle color="red">
              <mi>z</mi>
            </mstyle>
            <mo stretchy="false">=</mo>
            <mstyle color="red">
              <mrow>
                <msup>
                  <mi>x</mi>
                  <mn>2</mn>
                </msup>
                <mrow>
                  <mi>y</mi>
                  <mo stretchy="false">−</mo>
                  <msup>
                    <mi mathvariant="italic">xy</mi>
                    <mn>2</mn>
                  </msup>
                  <mo stretchy="false">+</mo>
                  <mn>2</mn>
                </mrow>
                <mrow>
                  <mi>x</mi>
                  <mo stretchy="false">−</mo>
                  <mi>y</mi>
                </mrow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i>y</mi>
                <mo stretchy="false">⋅</mo>
                <mn>2</mn>
              </mrow>
            </mrow>
            <mrow>
              <mrow>
                <mi>x</mi>
                <mo stretchy="false">−</mo>
                <msup>
                  <mi>y</mi>
                  <mn>2</mn>
                </msup>
                <mo stretchy="false">+</mo>
                <mn>2</mn>
                <mo stretchy="false">−</mo>
                <mn>0</mn>
              </mrow>
              <mo stretchy="false">=</mo>
              <mstyle color="red">
                <mrow>
                  <mn>2</mn>
                  <mrow>
                    <mi mathvariant="italic">xy</mi>
                    <mo stretchy="false">−</mo>
                    <msup>
                      <mi>y</mi>
                      <mn>2</mn>
                    </msup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2</mn>
            </mrow>
            <mrow>
              <mrow>
                <mi>y</mi>
                <mo stretchy="false">−</mo>
                <mn>0</mn>
                <mo stretchy="false">+</mo>
                <mn>0</mn>
              </mrow>
              <mo stretchy="false">=</mo>
              <mstyle color="red">
                <mrow>
                  <mn>2</mn>
                  <mi>y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i>y</mi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>x</mi>
              <mo stretchy="false">−</mo>
              <mn>2</mn>
            </mrow>
            <mrow>
              <mrow>
                <mi>y</mi>
                <mo stretchy="false">+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  <mi>y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sup>
                  <mi>x</mi>
                  <mn>2</mn>
                </msup>
                <mo stretchy="false">−</mo>
                <mi>x</mi>
              </mrow>
            </mrow>
            <mn>2</mn>
            <mrow>
              <mrow>
                <mi>y</mi>
                <mo stretchy="false">+</mo>
                <mn>0</mn>
                <mo stretchy="false">−</mo>
                <mn>1</mn>
              </mrow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 mathvariant="italic">xy</mi>
                    <mo stretchy="false">−</mo>
                    <mn>1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style>
              <mo stretchy="false">=</mo>
              <mrow>
                <mn>0</mn>
                <mo stretchy="false">−</mo>
                <mn>2</mn>
              </mrow>
            </mrow>
            <mrow>
              <mrow>
                <mi>x</mi>
                <mo stretchy="false">−</mo>
                <mn>0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i>x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style>
              <mo stretchy="false">=</mo>
              <mn>2</mn>
            </mrow>
            <mrow>
              <mi>x</mi>
              <mo stretchy="false">−</mo>
              <mn>2</mn>
            </mrow>
            <mrow>
              <mrow>
                <mi>y</mi>
                <mo stretchy="false">−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  <mi>y</mi>
                </mrow>
              </mstyle>
            </mrow>
          </mrow>
        </mtd>
      </mtr>
    </mtable>
    <annotation encoding="StarMath 5.0">color red{z} = color red{x^{2}y - xy^2 + 2x - y} newline
color red{{ partial z } over { partial x }} = y cdot 2x - y^2 + 2 - 0 = color red{2xy - y^2 + 2} newline
color red{{ partial^2 z } over { partial x^2 }} = 2y - 0 + 0 = color red{2y} newline
color red{{ partial^2 z } over { partial y partial x }} = 2x -2y + 0 = color red{2x - 2y} newline newline
color red{{ partial z } over { partial y }} = x^2 - x2y + 0 - 1 = color red{x^2 -2xy - 1} newline
color red{{ partial^2 z } over { partial y^2 }} = 0 - 2x - 0 = color red{-2x} newline
color red{{ partial^2 z } over { partial x partial y }} = 2x - 2y - 0 = color red{2x - 2y}</annotation>
  </semantics>
</math>
</file>

<file path=Object 6/content.xml><?xml version="1.0" encoding="utf-8"?>
<math xmlns="http://www.w3.org/1998/Math/MathML" display="block">
  <semantics>
    <mtable>
      <mtr>
        <mtd>
          <mrow>
            <mi>z</mi>
            <mo stretchy="false">=</mo>
            <mi mathvariant="italic">xy</mi>
          </mrow>
        </mtd>
      </mtr>
      <mtr>
        <mtd>
          <mrow/>
        </mtd>
      </mtr>
      <mtr>
        <mtd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=</mo>
            <mi>y</mi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n>0</mn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y</mi>
                <mo stretchy="false">∂</mo>
                <mi>x</mi>
              </mrow>
            </mfrac>
            <mo stretchy="false">=</mo>
            <mn>1</mn>
          </mrow>
        </mtd>
      </mtr>
      <mtr>
        <mtd>
          <mrow/>
        </mtd>
      </mtr>
      <mtr>
        <mtd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=</mo>
            <mi>x</mi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y</mi>
                  <mn>2</mn>
                </msup>
              </mrow>
            </mfrac>
            <mo stretchy="false">=</mo>
            <mn>0</mn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x</mi>
                <mo stretchy="false">∂</mo>
                <mi>y</mi>
              </mrow>
            </mfrac>
            <mo stretchy="false">=</mo>
            <mn>1</mn>
          </mrow>
        </mtd>
      </mtr>
    </mtable>
    <annotation encoding="StarMath 5.0">z = xy newline newline
{ partial z } over { partial x } = y newline
{ partial^2 z } over { partial x^2 } = 0 newline
{ partial^2 z } over { partial y partial x } = 1 newline newline
{ partial z } over { partial y } = x newline
{ partial^2 z } over { partial y^2 } = 0 newline
{ partial^2 z } over { partial x partial y } = 1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z</mi>
              <mo stretchy="false">=</mo>
              <mi>ln</mi>
            </mrow>
            <mrow>
              <mo fence="true" stretchy="false">(</mo>
              <mrow>
                <mi mathvariant="italic">xy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i mathvariant="italic">xy</mi>
              </mfrac>
            </mrow>
            <mrow>
              <mi>y</mi>
              <mo stretchy="false">=</mo>
              <mfrac>
                <mn>1</mn>
                <mi>x</mi>
              </mfrac>
              <mo stretchy="false">=</mo>
              <msup>
                <mi>x</mi>
                <mrow>
                  <mo stretchy="false">−</mo>
                  <mn>1</mn>
                </mrow>
              </msup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row>
              <mo stretchy="false">−</mo>
              <msup>
                <mi>x</mi>
                <mrow>
                  <mo stretchy="false">−</mo>
                  <mn>2</mn>
                </mrow>
              </msup>
            </mrow>
            <mo stretchy="false">=</mo>
            <mfrac>
              <mrow>
                <mo stretchy="false">−</mo>
                <mn>1</mn>
              </mrow>
              <msup>
                <mi>x</mi>
                <mn>2</mn>
              </msup>
            </mfrac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y</mi>
                <mo stretchy="false">∂</mo>
                <mi>x</mi>
              </mrow>
            </mfrac>
            <mo stretchy="false">=</mo>
            <mn>0</mn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frac>
                <mn>1</mn>
                <mi mathvariant="italic">xy</mi>
              </mfrac>
            </mrow>
            <mrow>
              <mi>x</mi>
              <mo stretchy="false">=</mo>
              <mfrac>
                <mn>1</mn>
                <mi>y</mi>
              </mfrac>
              <mo stretchy="false">=</mo>
              <msup>
                <mi>y</mi>
                <mrow>
                  <mo stretchy="false">−</mo>
                  <mn>1</mn>
                </mrow>
              </msup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y</mi>
                  <mn>2</mn>
                </msup>
              </mrow>
            </mfrac>
            <mo stretchy="false">=</mo>
            <mrow>
              <mo stretchy="false">−</mo>
              <msup>
                <mi>y</mi>
                <mrow>
                  <mo stretchy="false">−</mo>
                  <mn>2</mn>
                </mrow>
              </msup>
            </mrow>
            <mo stretchy="false">=</mo>
            <mfrac>
              <mrow>
                <mo stretchy="false">−</mo>
                <mn>1</mn>
              </mrow>
              <msup>
                <mi>y</mi>
                <mn>2</mn>
              </msup>
            </mfrac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x</mi>
                <mo stretchy="false">∂</mo>
                <mi>y</mi>
              </mrow>
            </mfrac>
            <mo stretchy="false">=</mo>
            <mn>0</mn>
          </mrow>
        </mtd>
      </mtr>
    </mtable>
    <annotation encoding="StarMath 5.0">z = ln( xy ) newline newline
{ partial z } over { partial x } = {1 over {xy}}y = 1 over x = x^{-1} newline
{ partial^2 z } over { partial x^2 } = -x^{-2} = -1 over x^2 newline
{ partial^2 z } over { partial y partial x } = 0 newline newline
{ partial z } over { partial y } = {1 over {xy}}x = 1 over y = y^{-1} newline
{ partial^2 z } over { partial y^2 } = -y^{-2} = -1 over y^2 newline
{ partial^2 z } over { partial x partial y } = 0</annotation>
  </semantics>
</math>
</file>

<file path=Object 8/content.xml><?xml version="1.0" encoding="utf-8"?>
<math xmlns="http://www.w3.org/1998/Math/MathML" display="block">
  <semantics>
    <mtable>
      <mtr>
        <mtd>
          <mrow>
            <mstyle color="red">
              <mi>z</mi>
            </mstyle>
            <mo stretchy="false">=</mo>
            <mstyle color="red">
              <msup>
                <mi>e</mi>
                <mrow>
                  <mo stretchy="false">−</mo>
                  <msup>
                    <mi mathvariant="italic">xy</mi>
                    <mn>2</mn>
                  </msup>
                </mrow>
              </msup>
            </mstyle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sup>
                <mi>e</mi>
                <mrow>
                  <mo stretchy="false">−</mo>
                  <msup>
                    <mi mathvariant="italic">xy</mi>
                    <mn>2</mn>
                  </msup>
                </mrow>
              </msup>
            </mrow>
            <mrow>
              <mrow>
                <mo fence="true" stretchy="true">(</mo>
                <mrow>
                  <mrow>
                    <mo stretchy="false">−</mo>
                    <msup>
                      <mi>y</mi>
                      <mn>2</mn>
                    </msup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y</mi>
                      <mn>2</mn>
                    </msup>
                  </mrow>
                  <msup>
                    <mi>e</mi>
                    <mrow>
                      <mo stretchy="false">−</mo>
                      <msup>
                        <mi mathvariant="italic">xy</mi>
                        <mn>2</mn>
                      </msup>
                    </mrow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row>
                <mo stretchy="false">−</mo>
                <msup>
                  <mi>y</mi>
                  <mn>2</mn>
                </msup>
              </mrow>
            </mrow>
            <msup>
              <mi>e</mi>
              <mrow>
                <mo stretchy="false">−</mo>
                <msup>
                  <mi mathvariant="italic">xy</mi>
                  <mn>2</mn>
                </msup>
              </mrow>
            </msup>
            <mrow>
              <mrow>
                <mo fence="true" stretchy="true">(</mo>
                <mrow>
                  <mrow>
                    <mo stretchy="false">−</mo>
                    <msup>
                      <mi>y</mi>
                      <mn>2</mn>
                    </msup>
                  </mrow>
                </mrow>
                <mo fence="true" stretchy="true">)</mo>
              </mrow>
              <mo stretchy="false">=</mo>
              <mstyle color="red">
                <mrow>
                  <msup>
                    <mi>y</mi>
                    <mn>4</mn>
                  </msup>
                  <msup>
                    <mi>e</mi>
                    <mrow>
                      <mo stretchy="false">−</mo>
                      <msup>
                        <mi mathvariant="italic">xy</mi>
                        <mn>2</mn>
                      </msup>
                    </mrow>
                  </msup>
                </mrow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y</mi>
                  <mo stretchy="false">∂</mo>
                  <mi>x</mi>
                </mrow>
              </mfrac>
            </mstyle>
            <mo stretchy="false">=</mo>
            <mrow>
              <mo stretchy="false">−</mo>
              <mrow>
                <mo fence="true" stretchy="true">[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+</mo>
                      <msup>
                        <mi>y</mi>
                        <mn>2</mn>
                      </msup>
                    </mrow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  <mrow>
                      <mo fence="true" stretchy="false">(</mo>
                      <mrow>
                        <mrow>
                          <mrow>
                            <mo stretchy="false">−</mo>
                            <mi>x</mi>
                          </mrow>
                          <mn>2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−</mo>
                      <mn>2</mn>
                    </mrow>
                    <msup>
                      <mi mathvariant="italic">xy</mi>
                      <mn>3</mn>
                    </msup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</mrow>
                </mrow>
                <mo fence="true" stretchy="true">)</mo>
              </mrow>
            </mrow>
            <mo stretchy="false">=</mo>
            <mstyle color="red">
              <mrow>
                <mn>2</mn>
                <msup>
                  <mi mathvariant="italic">ye</mi>
                  <mrow>
                    <mo stretchy="false">−</mo>
                    <msup>
                      <mi mathvariant="italic">xy</mi>
                      <mn>2</mn>
                    </msup>
                  </mrow>
                </msup>
                <mrow>
                  <mo fence="true" stretchy="true">(</mo>
                  <mrow>
                    <mrow>
                      <msup>
                        <mi mathvariant="italic">xy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style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sup>
                <mi>e</mi>
                <mrow>
                  <mo stretchy="false">−</mo>
                  <msup>
                    <mi mathvariant="italic">xy</mi>
                    <mn>2</mn>
                  </msup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x</mi>
                    </mrow>
                    <mn>2</mn>
                    <mi>y</mi>
                  </mrow>
                </mrow>
                <mo fence="true" stretchy="false">)</mo>
              </mrow>
              <mo stretchy="false">=</mo>
              <mstyle color="red">
                <mrow>
                  <mrow>
                    <mo stretchy="false">−</mo>
                    <mn>2</mn>
                  </mrow>
                  <msup>
                    <mi mathvariant="italic">xye</mi>
                    <mrow>
                      <mo stretchy="false">−</mo>
                      <msup>
                        <mi mathvariant="italic">xy</mi>
                        <mn>2</mn>
                      </msup>
                    </mrow>
                  </msup>
                </mrow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y</mi>
                    <mn>2</mn>
                  </msup>
                </mrow>
              </mfrac>
            </mstyle>
            <mo stretchy="false">=</mo>
            <mrow>
              <mo stretchy="false">−</mo>
              <mrow>
                <mo fence="true" stretchy="true">[</mo>
                <mrow>
                  <mrow>
                    <mn>2</mn>
                    <mrow>
                      <msup>
                        <mi mathvariant="italic">x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+</mo>
                      <mn>2</mn>
                    </mrow>
                    <msup>
                      <mi mathvariant="italic">xy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  <mrow>
                      <mo fence="true" stretchy="false">(</mo>
                      <mrow>
                        <mrow>
                          <mrow>
                            <mo stretchy="false">−</mo>
                            <mi>x</mi>
                          </mrow>
                          <mn>2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n>2</mn>
                    <mrow>
                      <msup>
                        <mi mathvariant="italic">x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  <msup>
                      <mi>y</mi>
                      <mn>2</mn>
                    </msup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</mrow>
                </mrow>
                <mo fence="true" stretchy="true">)</mo>
              </mrow>
            </mrow>
            <mo stretchy="false">=</mo>
            <mstyle color="red">
              <mrow>
                <mn>2</mn>
                <msup>
                  <mi mathvariant="italic">xe</mi>
                  <mrow>
                    <mo stretchy="false">−</mo>
                    <msup>
                      <mi mathvariant="italic">xy</mi>
                      <mn>2</mn>
                    </msup>
                  </mrow>
                </msup>
                <mrow>
                  <mo fence="true" stretchy="true">(</mo>
                  <mrow>
                    <mrow>
                      <mn>2</mn>
                      <mrow>
                        <msup>
                          <mi mathvariant="italic">xy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x</mi>
                  <mo stretchy="false">∂</mo>
                  <mi>y</mi>
                </mrow>
              </mfrac>
            </mstyle>
            <mo stretchy="false">=</mo>
            <mrow>
              <mo stretchy="false">−</mo>
              <mrow>
                <mo fence="true" stretchy="true">[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+</mo>
                      <mn>2</mn>
                    </mrow>
                    <msup>
                      <mi mathvariant="italic">xy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  <mrow>
                      <mo fence="true" stretchy="true">(</mo>
                      <mrow>
                        <mrow>
                          <mo stretchy="false">−</mo>
                          <msup>
                            <mi>y</mi>
                            <mn>2</mn>
                          </msup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−</mo>
                      <mn>2</mn>
                    </mrow>
                    <msup>
                      <mi mathvariant="italic">xy</mi>
                      <mn>3</mn>
                    </msup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</mrow>
                </mrow>
                <mo fence="true" stretchy="true">)</mo>
              </mrow>
            </mrow>
            <mo stretchy="false">=</mo>
            <mstyle color="red">
              <mrow>
                <mn>2</mn>
                <msup>
                  <mi mathvariant="italic">ye</mi>
                  <mrow>
                    <mo stretchy="false">−</mo>
                    <msup>
                      <mi mathvariant="italic">xy</mi>
                      <mn>2</mn>
                    </msup>
                  </mrow>
                </msup>
                <mrow>
                  <mo fence="true" stretchy="true">(</mo>
                  <mrow>
                    <mrow>
                      <msup>
                        <mi mathvariant="italic">xy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style>
          </mrow>
        </mtd>
      </mtr>
    </mtable>
    <annotation encoding="StarMath 5.0">color red{z} = color red{e^{ -xy^2 }} newline newline
color red{{ partial z } over { partial x }} = e^{ -xy^2 } left( -y^2 right) = color red{-y^{2}e^{ -xy^2 }} newline
color red{{ partial^2 z } over { partial x^2 }} = -y^{2}e^{ -xy^2 } left( -y^2 right) = color red{y^{4}e^{ -xy^2 }} newline
color red{{ partial^2 z } over { partial y partial x }} = - left[2ye^{ -xy^2 } +  y^{2}e^{ -xy^2 } (-x2y)right] = - left(2ye^{ -xy^2 } - 2xy^{3}e^{ -xy^2 }right) = color red{2ye^{ -xy^2 } left( xy^2 - 1 right)} newline newline
color red{{ partial z } over { partial y }} = e^{ -xy^2 } (-x2y) = color red{-2xye^{ -xy^2 }} newline
color red{{ partial^2 z } over { partial y^2 }} = - left[2xe^{ -xy^2 } + 2xye^{ -xy^2 } (-x2y) right] = - left( 2xe^{ -xy^2 } - 4x^{2}y^{2}e^{ -xy^2 } right) = color red{2xe^{ -xy^2 } left( 2xy^2 - 1 right)} newline
color red{{ partial^2 z } over { partial x partial y }} = - left[2ye^{ -xy^2 } + 2xye^{ -xy^2 } left( -y^2 right) right] = - left(2ye^{ -xy^2 } - 2xy^{3}e^{ -xy^2 } right) = color red{2ye^{ -xy^2 } left( xy^2 - 1  right)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sub>
              <mi>x</mi>
              <mi>c</mi>
            </msub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sub>
              <mi>y</mi>
              <mi>c</mi>
            </msub>
          </mrow>
        </mtd>
      </mtr>
    </mtable>
    <annotation encoding="StarMath 5.0">{ partial f(x, y) } over { partial x } = { partial z } over { partial x } = 0 -&gt; x_c newline
{ partial f(x, y) } over { partial y } = { partial z } over { partial y } = 0 -&gt; y_c</annotation>
  </semantics>
</math>
</file>